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6.26806in" svg:height="3.52569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Cmd: conention server</text:p>
      <text:p text:style-name="Normal">l<draw:frame draw:style-name="a1" draw:name="Picture 2" text:anchor-type="as-char" svg:x="0in" svg:y="0in" svg:width="6.26806in" svg:height="3.52569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/>
      <text:p text:style-name="Normal">searching trough internet exploler</text:p>
      <text:p text:style-name="Normal"/>
      <text:soft-page-break/>
      <text:p text:style-name="Normal"><draw:frame draw:style-name="a2" draw:name="Picture 3" text:anchor-type="as-char" svg:x="0in" svg:y="0in" svg:width="6.26806in" svg:height="3.52569in" style:rel-width="scale" style:rel-height="scale"><draw:image xlink:href="media/image3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auqueer Hussain</meta:initial-creator>
    <dc:creator>Tauqueer Hussain</dc:creator>
    <meta:creation-date>2019-09-07T03:40:00Z</meta:creation-date>
    <dc:date>2019-09-07T03:45:00Z</dc:date>
    <meta:template xlink:href="Normal" xlink:type="simple"/>
    <meta:editing-cycles>2</meta:editing-cycles>
    <meta:editing-duration>PT240S</meta:editing-duration>
    <meta:document-statistic meta:page-count="2" meta:paragraph-count="1" meta:word-count="10" meta:character-count="67" meta:row-count="1" meta:non-whitespace-character-count="58"/>
  </office:meta>
</office:document-meta>
</file>